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28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437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ffffff"/>
    </style:style>
    <style:style style:name="T5" style:family="text">
      <style:text-properties fo:color="#000000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</text:span><text:span text:style-name="T1">Légendes </text:span></text:p>
            <text:p><text:span text:style-name="T1">De </text:span><text:span text:style-name="T1">Telneria</text:span> </text:p>
            <text:p/>
            <text:p>Le druide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<text:span text:style-name="T6"> </text:span><text:span text:style-name="T6">(base 4)</text:span></text:p>
          </table:table-cell>
          <table:table-cell table:style-name="ce10" office:value-type="string">
            <text:p>Points de mana<text:span text:style-name="T6"> (base 4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2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6" office:value-type="string">
            <text:p>Valeur</text:p>
          </table:table-cell>
          <table:table-cell table:style-name="ce6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5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6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6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8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9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6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12" office:value-type="string">
            <text:p><text:span text:style-name="T4">.</text:span><text:span text:style-name="T5">+ 1</text:span><text:span text:style-name="T4">.</text:span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5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3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/>o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Toucher guérisseur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Soigne 3pv 1 allié, plus 1pv tous les autres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Sarments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Immobilise un ennemi pour 2 tours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orme d'ursidé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+2 FOR, -2 dégâts reçus, +1d4 dégâts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7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Naturalist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Tréant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3 arbres, 5pv, 5 dégâts ou soins de 2pv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Colère de la natur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1d4+2 dégâts, -50 % mouvement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Tempête orageus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Ennemis repoussés 15m, 1d4 dégâts de chute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8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Farouch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Déluge de griffe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3 attaques, -20 % dégâts, jet pour chaque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Morsure provocatric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1d4+2 dégâts, monstre attaque le druide ensuite</text:p>
          </table:table-cell>
          <table:covered-table-cell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Coup de patte d'our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1d4+2 dégâts, étourdi pour 1 tour</text:p>
          </table:table-cell>
          <table:covered-table-cell table:style-name="ce29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dagues, </text:span><text:span text:style-name="T2">toutes masses, </text:span><text:span text:style-name="T2">bâtons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0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0" office:value-type="string">
            <text:p>Mêlée</text:p>
          </table:table-cell>
          <table:table-cell table:style-name="ce31" office:value-type="string">
            <text:p>Modif FOR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0" office:value-type="string">
            <text:p>Distance</text:p>
          </table:table-cell>
          <table:table-cell table:style-name="ce31" office:value-type="string">
            <text:p>Modif DEX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 <text:span text:style-name="T2">(tissu, cuir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0" office:value-type="string">
            <text:p>Magique</text:p>
          </table:table-cell>
          <table:table-cell table:style-name="ce31" office:value-type="string">
            <text:p>Modif INT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0" office:value-type="string">
            <text:p>Soins</text:p>
          </table:table-cell>
          <table:table-cell table:style-name="ce31" office:value-type="string">
            <text:p>Modif SAG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 <text:span text:style-name="T2">(sauvegarde, </text:span><text:span text:style-name="T2">combat, </text:span><text:span text:style-name="T2">magie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228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5:50:40</dc:date>
    <meta:editing-duration>PT19H3M</meta:editing-duration>
    <meta:editing-cycles>44</meta:editing-cycles>
    <meta:generator>LibreOffice/3.5$Linux_x86 LibreOffice_project/350m1$Build-2</meta:generator>
    <meta:document-statistic meta:table-count="1" meta:cell-count="175" meta:object-count="0"/>
  </office:meta>
</office:document-meta>
</file>